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5a45" officeooo:paragraph-rsid="00185a45"/>
    </style:style>
    <style:style style:name="P2" style:family="paragraph" style:parent-style-name="Standard">
      <style:text-properties officeooo:rsid="00185a45" officeooo:paragraph-rsid="001a4445"/>
    </style:style>
    <style:style style:name="P3" style:family="paragraph" style:parent-style-name="Standard">
      <style:text-properties officeooo:rsid="001b2594" officeooo:paragraph-rsid="001b2594"/>
    </style:style>
    <style:style style:name="P4" style:family="paragraph" style:parent-style-name="Standard">
      <style:text-properties fo:font-weight="bold" officeooo:paragraph-rsid="001be409" style:font-weight-asian="bold" style:font-weight-complex="bold"/>
    </style:style>
    <style:style style:name="P5" style:family="paragraph" style:parent-style-name="Standard">
      <style:text-properties fo:font-weight="bold" officeooo:paragraph-rsid="001ca327" style:font-weight-asian="bold" style:font-weight-complex="bold"/>
    </style:style>
    <style:style style:name="P6" style:family="paragraph" style:parent-style-name="Standard">
      <style:text-properties fo:font-weight="normal" officeooo:rsid="00185a45" officeooo:paragraph-rsid="00185a45" style:font-weight-asian="normal" style:font-weight-complex="normal"/>
    </style:style>
    <style:style style:name="P7" style:family="paragraph" style:parent-style-name="Standard">
      <style:text-properties fo:font-weight="normal" officeooo:rsid="001ca327" officeooo:paragraph-rsid="001ca327" style:font-weight-asian="normal" style:font-weight-complex="normal"/>
    </style:style>
    <style:style style:name="T1" style:family="text">
      <style:text-properties officeooo:rsid="001a444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e40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e409" style:font-weight-asian="normal" style:font-weight-complex="normal"/>
    </style:style>
    <style:style style:name="T6" style:family="text">
      <style:text-properties fo:font-weight="normal" officeooo:rsid="001c659c" style:font-weight-asian="normal" style:font-weight-complex="normal"/>
    </style:style>
    <style:style style:name="T7" style:family="text">
      <style:text-properties fo:font-weight="normal" officeooo:rsid="001ca327" style:font-weight-asian="normal" style:font-weight-complex="normal"/>
    </style:style>
    <style:style style:name="T8" style:family="text">
      <style:text-properties fo:font-weight="normal" officeooo:rsid="001d0427" style:font-weight-asian="normal" style:font-weight-complex="normal"/>
    </style:style>
    <style:style style:name="T9" style:family="text">
      <style:text-properties officeooo:rsid="001be409"/>
    </style:style>
    <style:style style:name="T10" style:family="text">
      <style:text-properties officeooo:rsid="001dd4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./tomcat8/bin/startup.sh </text:p>
      <text:p text:style-name="P1">mvn clean install</text:p>
      <text:p text:style-name="P1">mvn tomcat7:redeploy</text:p>
      <text:p text:style-name="P1"/>
      <text:p text:style-name="P2">manager's: <text:s text:c="3"/><text:a xlink:type="simple" xlink:href="mailto:mazumisha@gmail.com">mazumisha@gmail.com</text:a> <text:s text:c="2"/>Misha230411 <text:s text:c="7"/><text:a xlink:type="simple" xlink:href="mailto:github@g">github@g</text:a>mail.com <text:s/><text:a xlink:type="simple" xlink:href="mailto:github@gmail.com"><text:span text:style-name="T1">github@gmail.com</text:span></text:a></text:p>
      <text:p text:style-name="P2"/>
      <text:p text:style-name="P3"><text:tab/>Тема моей сквозной работы, грузоперевозки. <text:s/>Показываю, как деплоим проект. <text:s/>Первый экран логина, мы можем выбрать залогиниться как менеджер или как водитель, введя его персональный номер. <text:s/>Заходим как менеджер. Наша задача, добавить нового водителя и новую фуру. <text:s/>Сначала добавим водителя: <text:s/><text:span text:style-name="T2">Персональный номер: 567 <text:s text:c="2"/>Имя Mikhail <text:s text:c="2"/>Фамилия Mazurkevich <text:s/>адрес электронной почты </text:span><text:a xlink:type="simple" xlink:href="mailto:driver567@gmail.com"><text:span text:style-name="T2">driver567@gmail.com</text:span></text:a><text:span text:style-name="T2">. </text:span><text:span text:style-name="T4"><text:s/>Показываем что водитель добавился и говорим что организован постраничный просмотр. Добавляем новый грузовик. <text:s/></text:span><text:span text:style-name="T2">Номер: UP98723 <text:s/>Вместимость 50 тон. размер сменя 2 человека. <text:s/></text:span><text:span text:style-name="T4">Так же мы узнали что один грузовик сломался и изменяем его ставим ему статус </text:span><text:span text:style-name="T2">BROKEN</text:span><text:span text:style-name="T4">. </text:span><text:span text:style-name="T5">Теперь добавляем новый заказ. <text:s/></text:span><text:span text:style-name="T3">Номер заказа 7 <text:s/>Груз номер 7 <text:s text:c="3"/>Wood <text:s text:c="3"/>30 тонн <text:s/>Орел – Москва </text:span></text:p>
      <text:p text:style-name="P4"><text:span text:style-name="T9">Груз номер 8 Bricks <text:s/>20 <text:s/>тонн <text:s/>Москва-Тверь . Груз номер <text:s/>9 Water 40 тонн <text:s/>Тверь- Ярославль. Груз 10 <text:s/>Apple <text:s/>50 тонн Ярославль – Нижний Новгород. <text:s text:c="2"/>Выбираем фуру видим, что максимальный вес 50 тонн и выбираем фуру UP98723. Видим карту пути и продолжительность пути, следующий этап видим водителей и что нужно выбрать 2ух водителей. <text:s/>Как видим у всех разное время отработано, но она меньше 176 часов. <text:s/>Выберем <text:s/>нашего нового водителя 567 и у кого часов за 100 будет выбрать. <text:s/></text:span><text:span text:style-name="T5">Видим нах оформленный заказ. </text:span><text:span text:style-name="T6">И заходим в личный кабинет водителя 567 и видим что у него есть заказ и маршрут его и водителей и другую инфу. </text:span></text:p>
      <text:p text:style-name="P5"><text:span text:style-name="T6"><text:tab/></text:span><text:span text:style-name="T7">Теперь про проект. Проект разделен на 2 модуля, модуль core, где содержатся сервисы, дао и ентити. <text:s/>Второй модуль web <text:s/>в котором JSP страницы и котроллеры. </text:span></text:p>
      <text:p text:style-name="P7"><text:s/><text:tab/>В проекте реализовано Логгирование в файл, обработка ошибок, ошибки содержат код, описание которого содержится в error.properties. <text:s/>Реализован Фронт котнтроллер, фабрика контроллеров, фильтры EncodingFilter, CheckAccessFilter. <text:s/>JSP страницы используют библиотеку тегов JSTL. AppCOntext – singeltone который инжектит необходимы данные во все сервисы контроллеры и т .д. </text:p>
      <text:p text:style-name="P7"><text:tab/>Сервисы. Каждый сервис имеет описанный интерфейс, методы документированны и содержат коментарии. <text:s/>На <text:s/>сложную бизнес логику сервисов написаны тесты. <text:span text:style-name="T10">Тесты написаны с использованием Mocito &amp; Junit. </text:span>В сервисы инжектятся необходимы ДАО классы. </text:p>
      <text:p text:style-name="P7"><text:tab/>Дао. Дао так же интерфейсы, реализован GenericDao, для базовых операций над всеми сущностями. </text:p>
      <text:p text:style-name="P5"><text:span text:style-name="T7"><text:tab/></text:span><text:span text:style-name="T8">На этом все, спасибо за внимание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2:06:07.417653344</meta:creation-date>
    <dc:date>2016-03-03T12:49:33.303413879</dc:date>
    <meta:editing-duration>PT31M37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334" meta:character-count="2415" meta:non-whitespace-character-count="2020"/>
  </office:meta>
</office:document-meta>
</file>